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1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test sheet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office:value-type="date" office:date-value="2007-05-07" table:number-columns-spanned="2" table:number-rows-spanned="1">
            <text:p>05/07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Binary (MSI)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F</text:p>
          </table:table-cell>
          <table:table-cell table:style-name="ce13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F</text:p>
          </table:table-cell>
          <table:table-cell table:style-name="ce13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9"/>
          <table:table-cell table:style-name="ce14"/>
          <table:table-cell table:style-name="ce22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5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7-05T15:27:24</dc:date>
    <dc:language>en-US</dc:language>
    <meta:editing-cycles>31</meta:editing-cycles>
    <meta:editing-duration>PT3H7M56S</meta:editing-duration>
    <meta:user-defined meta:name="Info 1"/>
    <meta:user-defined meta:name="Info 2"/>
    <meta:user-defined meta:name="Info 3"/>
    <meta:user-defined meta:name="Info 4"/>
    <meta:document-statistic meta:table-count="2" meta:cell-count="33"/>
  </office:meta>
</office:document-meta>
</file>